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14.66cm"/>
    </style:style>
    <style:style style:name="co6" style:family="table-column">
      <style:table-column-properties fo:break-before="auto" style:column-width="9.236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0.39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2.309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9.537cm"/>
    </style:style>
    <style:style style:name="co17" style:family="table-column">
      <style:table-column-properties fo:break-before="auto" style:column-width="24.1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14.524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1.9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26.892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1.1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08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2.413cm" fo:break-before="auto" style:use-optimal-row-height="true"/>
    </style:style>
    <style:style style:name="ro5" style:family="table-row">
      <style:table-row-properties style:row-height="5.177cm" fo:break-before="auto" style:use-optimal-row-height="true"/>
    </style:style>
    <style:style style:name="ro6" style:family="table-row">
      <style:table-row-properties style:row-height="4.387cm" fo:break-before="auto" style:use-optimal-row-height="true"/>
    </style:style>
    <style:style style:name="ro7" style:family="table-row">
      <style:table-row-properties style:row-height="7.546cm" fo:break-before="auto" style:use-optimal-row-height="true"/>
    </style:style>
    <style:style style:name="ro8" style:family="table-row">
      <style:table-row-properties style:row-height="3.597cm" fo:break-before="auto" style:use-optimal-row-height="true"/>
    </style:style>
    <style:style style:name="ro9" style:family="table-row">
      <style:table-row-properties style:row-height="6.361cm" fo:break-before="auto" style:use-optimal-row-height="true"/>
    </style:style>
    <style:style style:name="ro10" style:family="table-row">
      <style:table-row-properties style:row-height="5.572cm" fo:break-before="auto" style:use-optimal-row-height="true"/>
    </style:style>
    <style:style style:name="ro11" style:family="table-row">
      <style:table-row-properties style:row-height="4.782cm" fo:break-before="auto" style:use-optimal-row-height="true"/>
    </style:style>
    <style:style style:name="ro12" style:family="table-row">
      <style:table-row-properties style:row-height="6.756cm" fo:break-before="auto" style:use-optimal-row-height="true"/>
    </style:style>
    <style:style style:name="ro13" style:family="table-row">
      <style:table-row-properties style:row-height="3.201cm" fo:break-before="auto" style:use-optimal-row-height="true"/>
    </style:style>
    <style:style style:name="ro15" style:family="table-row">
      <style:table-row-properties style:row-height="0.801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order="none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100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ffffff" fo:border="0.74pt solid #000000"/>
    </style:style>
    <style:style style:name="ce3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11" style:family="table-cell" style:parent-style-name="Default">
      <style:table-cell-properties fo:background-color="#ffbf00" fo:border="0.74pt solid #000000"/>
    </style:style>
    <style:style style:name="ce24" style:family="table-cell" style:parent-style-name="Default">
      <style:table-cell-properties fo:background-color="transparent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74pt solid #000000" style:vertical-align="middle"/>
    </style:style>
    <style:style style:name="ce5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vertical-align="middle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3" style:family="table-cell" style:parent-style-name="Default">
      <style:table-cell-properties fo:border="0.74pt solid #000000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fo:border="0.74pt solid #000000"/>
    </style:style>
    <style:style style:name="ce88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/>
    <style:style style:name="ce90" style:family="table-cell" style:parent-style-name="Default">
      <style:table-cell-properties fo:background-color="#ffffff" fo:border="0.74pt solid #000000"/>
    </style:style>
    <style:style style:name="ce91" style:family="table-cell" style:parent-style-name="Default">
      <style:table-cell-properties fo:background-color="#ffbf00" fo:border="0.74pt solid #000000"/>
      <style:text-properties fo:color="#ffffff"/>
    </style:style>
    <style:style style:name="ce92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color="#ffffff"/>
    </style:style>
    <style:style style:name="ce9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bf00" fo:border="0.74pt solid #000000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98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transparent" fo:border="0.74pt solid #000000"/>
    </style:style>
    <style:style style:name="ce100" style:family="table-cell" style:parent-style-name="Default">
      <style:table-cell-properties fo:border="0.74pt solid #000000" style:vertical-align="middle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8" style:family="table-cell" style:parent-style-name="Default">
      <style:table-cell-properties style:vertical-align="middle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</style:style>
    <style:style style:name="ce11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13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row table:style-name="ro1">
          <table:table-cell table:style-name="ce81" office:value-type="string" calcext:value-type="string">
            <text:p>Certificat Professional</text:p>
          </table:table-cell>
          <table:table-cell table:style-name="ce81" office:value-type="string" calcext:value-type="string">
            <text:p>Unitats/Estàndards de competència</text:p>
          </table:table-cell>
          <table:table-cell table:style-name="ce86" office:value-type="string" calcext:value-type="string">
            <text:p>Codi</text:p>
          </table:table-cell>
          <table:table-cell table:style-name="ce81" office:value-type="string" calcext:value-type="string">
            <text:p>Mòdul Professional</text:p>
          </table:table-cell>
        </table:table-row>
        <table:table-row table:style-name="ro1">
          <table:table-cell table:style-name="ce82" office:value-type="string" calcext:value-type="string" table:number-columns-spanned="1" table:number-rows-spanned="4">
            <text:p>Desenvolupament d'aplicacions amb tecnologies Web IFC154_3</text:p>
          </table:table-cell>
          <table:table-cell table:style-name="ce82" office:value-type="string" calcext:value-type="string" table:number-columns-spanned="1" table:number-rows-spanned="2">
            <text:p>UC0491_3 Desenvolupar elements programari a l'entorn client.</text:p>
          </table:table-cell>
          <table:table-cell table:style-name="ce87" office:value-type="string" calcext:value-type="string">
            <text:p>0612</text:p>
          </table:table-cell>
          <table:table-cell table:style-name="ce83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82"/>
          <table:covered-table-cell table:style-name="ce83"/>
          <table:table-cell table:style-name="ce87" office:value-type="string" calcext:value-type="string">
            <text:p>0615</text:p>
          </table:table-cell>
          <table:table-cell table:style-name="ce83" office:value-type="string" calcext:value-type="string">
            <text:p>Diseño de Interfaces Web</text:p>
          </table:table-cell>
        </table:table-row>
        <table:table-row table:style-name="ro1">
          <table:covered-table-cell table:style-name="ce83"/>
          <table:table-cell table:style-name="ce83" office:value-type="string" calcext:value-type="string">
            <text:p>UC0492_3 Desenvolupar elements programari a l'entorn servidor.</text:p>
          </table:table-cell>
          <table:table-cell table:style-name="ce87" office:value-type="string" calcext:value-type="string">
            <text:p>0613</text:p>
          </table:table-cell>
          <table:table-cell table:style-name="ce83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83"/>
          <table:table-cell table:style-name="ce83" office:value-type="string" calcext:value-type="string">
            <text:p>UC0493_3 Implementar, verificar i documentar aplicacions web en entorns internet, intranet i extranet.</text:p>
          </table:table-cell>
          <table:table-cell table:style-name="ce87" office:value-type="string" calcext:value-type="string">
            <text:p>0614</text:p>
          </table:table-cell>
          <table:table-cell table:style-name="ce83" office:value-type="string" calcext:value-type="string">
            <text:p>Despliegue de aplicaciones Web</text:p>
          </table:table-cell>
        </table:table-row>
        <table:table-row table:style-name="ro1">
          <table:table-cell table:style-name="ce84" table:number-columns-spanned="1" table:number-rows-spanned="2"/>
          <table:table-cell table:style-name="ce85"/>
          <table:table-cell table:style-name="ce88"/>
          <table:table-cell table:style-name="ce85"/>
        </table:table-row>
        <table:table-row table:style-name="ro1">
          <table:covered-table-cell table:style-name="ce85"/>
          <table:table-cell table:style-name="ce85"/>
          <table:table-cell table:style-name="ce88"/>
          <table:table-cell table:style-name="ce85"/>
        </table:table-row>
        <table:table-row table:style-name="ro1">
          <table:table-cell table:style-name="ce84" table:number-columns-spanned="1" table:number-rows-spanned="2"/>
          <table:table-cell table:style-name="ce85"/>
          <table:table-cell table:style-name="ce88"/>
          <table:table-cell table:style-name="ce85"/>
        </table:table-row>
        <table:table-row table:style-name="ro1">
          <table:covered-table-cell table:style-name="ce85"/>
          <table:table-cell table:style-name="ce85"/>
          <table:table-cell table:style-name="ce88"/>
          <table:table-cell table:style-name="ce85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82"/>
        <table:table-column table:style-name="co6" table:default-cell-style-name="ce83"/>
        <table:table-column table:style-name="co7" table:default-cell-style-name="ce87"/>
        <table:table-column table:style-name="co8" table:default-cell-style-name="ce83"/>
        <table:table-row table:style-name="ro1">
          <table:table-cell table:style-name="ce81" office:value-type="string" calcext:value-type="string">
            <text:p>Certificat Professional</text:p>
          </table:table-cell>
          <table:table-cell table:style-name="ce81" office:value-type="string" calcext:value-type="string">
            <text:p>Unitats/Estàndards de competència</text:p>
          </table:table-cell>
          <table:table-cell table:style-name="ce86" office:value-type="string" calcext:value-type="string">
            <text:p>Codi</text:p>
          </table:table-cell>
          <table:table-cell table:style-name="ce8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en llenguatges estructurats d'aplicacions de gestió IFC155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83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amb llenguatges orientats a objectes i bases de dades relacionals IFC080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83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</table:table>
      <table:table table:name="contribucio_cp" table:style-name="ta1">
        <table:table-column table:style-name="co9" table:default-cell-style-name="ce81"/>
        <table:table-column table:style-name="co10" table:number-columns-repeated="9" table:default-cell-style-name="ce90"/>
        <table:table-column table:style-name="co11" table:default-cell-style-name="ce90"/>
        <table:table-column table:style-name="co12" table:default-cell-style-name="ce90"/>
        <table:table-column table:style-name="co11" table:default-cell-style-name="ce90"/>
        <table:table-column table:style-name="co13" table:default-cell-style-name="ce90"/>
        <table:table-column table:style-name="co12" table:number-columns-repeated="2" table:default-cell-style-name="ce90"/>
        <table:table-row table:style-name="ro1">
          <table:table-cell office:value-type="string" calcext:value-type="string">
            <text:p>REF</text:p>
          </table:table-cell>
          <table:table-cell table:style-name="ce81" office:value-type="string" calcext:value-type="string">
            <text:p>a</text:p>
          </table:table-cell>
          <table:table-cell table:style-name="ce81" office:value-type="string" calcext:value-type="string">
            <text:p>b</text:p>
          </table:table-cell>
          <table:table-cell table:style-name="ce81" office:value-type="string" calcext:value-type="string">
            <text:p>c</text:p>
          </table:table-cell>
          <table:table-cell table:style-name="ce81" office:value-type="string" calcext:value-type="string">
            <text:p>d</text:p>
          </table:table-cell>
          <table:table-cell table:style-name="ce81" office:value-type="string" calcext:value-type="string">
            <text:p>e</text:p>
          </table:table-cell>
          <table:table-cell table:style-name="ce81" office:value-type="string" calcext:value-type="string">
            <text:p>f</text:p>
          </table:table-cell>
          <table:table-cell table:style-name="ce81" office:value-type="string" calcext:value-type="string">
            <text:p>g</text:p>
          </table:table-cell>
          <table:table-cell table:style-name="ce81" office:value-type="string" calcext:value-type="string">
            <text:p>h</text:p>
          </table:table-cell>
          <table:table-cell table:style-name="ce81" office:value-type="string" calcext:value-type="string">
            <text:p>i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k</text:p>
          </table:table-cell>
          <table:table-cell table:style-name="ce81" office:value-type="string" calcext:value-type="string">
            <text:p>l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ra_cp" table:style-name="ta1">
        <table:table-column table:style-name="co14" table:default-cell-style-name="Default"/>
        <table:table-column table:style-name="co15" table:number-columns-repeated="15" table:default-cell-style-name="ce94"/>
        <table:table-row table:style-name="ro1">
          <table:table-cell table:style-name="ce91" office:value-type="string" calcext:value-type="string">
            <text:p>RA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b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e</text:p>
          </table:table-cell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h</text:p>
          </table:table-cell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j</text:p>
          </table:table-cell>
          <table:table-cell table:style-name="ce92" office:value-type="string" calcext:value-type="string">
            <text:p>k</text:p>
          </table:table-cell>
          <table:table-cell table:style-name="ce92" office:value-type="string" calcext:value-type="string">
            <text:p>l</text:p>
          </table:table-cell>
          <table:table-cell table:style-name="ce92" office:value-type="string" calcext:value-type="string">
            <text:p>m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ñ</text:p>
          </table:table-cell>
        </table:table-row>
        <table:table-row table:style-name="ro1">
          <table:table-cell table:style-name="ce91" office:value-type="string" calcext:value-type="string">
            <text:p>RA1</text:p>
          </table:table-cell>
          <table:table-cell table:style-name="ce93" table:number-columns-repeated="15"/>
        </table:table-row>
        <table:table-row table:style-name="ro1">
          <table:table-cell table:style-name="ce91" office:value-type="string" calcext:value-type="string">
            <text:p>RA2</text:p>
          </table:table-cell>
          <table:table-cell table:style-name="ce93" table:number-columns-repeated="15"/>
        </table:table-row>
        <table:table-row table:style-name="ro1">
          <table:table-cell table:style-name="ce91" office:value-type="string" calcext:value-type="string">
            <text:p>RA3</text:p>
          </table:table-cell>
          <table:table-cell table:style-name="ce93" table:number-columns-repeated="15"/>
        </table:table-row>
        <table:table-row table:style-name="ro1">
          <table:table-cell table:style-name="ce91" office:value-type="string" calcext:value-type="string">
            <text:p>RA4</text:p>
          </table:table-cell>
          <table:table-cell table:style-name="ce93" table:number-columns-repeated="15"/>
        </table:table-row>
        <table:table-row table:style-name="ro1">
          <table:table-cell table:style-name="ce91" office:value-type="string" calcext:value-type="string">
            <text:p>RA5</text:p>
          </table:table-cell>
          <table:table-cell table:style-name="ce93" table:number-columns-repeated="15"/>
        </table:table-row>
        <table:table-row table:style-name="ro1">
          <table:table-cell table:style-name="ce91" office:value-type="string" calcext:value-type="string">
            <text:p>RA6</text:p>
          </table:table-cell>
          <table:table-cell table:style-name="ce93" table:number-columns-repeated="15"/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a_ca" table:style-name="ta1">
        <table:table-column table:style-name="co3" table:default-cell-style-name="ce96"/>
        <table:table-column table:style-name="co16" table:default-cell-style-name="ce97"/>
        <table:table-column table:style-name="co17" table:default-cell-style-name="ce99"/>
        <table:table-row table:style-name="ro1">
          <table:table-cell table:style-name="ce95"/>
          <table:table-cell table:style-name="ce95" office:value-type="string" calcext:value-type="string">
            <text:p>Resultat d’Aprenentatge</text:p>
          </table:table-cell>
          <table:table-cell table:style-name="ce95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RA1.</text:span> Analitza el concepte de digitalització i la seua repercussió en els sectors productius tenint en compte l'activitat de l'empresa i identificant entorns IT (Information Technology: tecnologia de la informació) i OT (Operation Technology: tecnologia d'operació) característics.</text:p>
          </table:table-cell>
          <table:table-cell table:style-name="ce98" office:value-type="string" calcext:value-type="string">
            <text:p>CA1.a) S'ha descrit en què consistix el concepte de digitalització.</text:p>
            <text:p>CA1.b) S'ha relacionat la implantació de la tecnologia digital amb l'organització de les empreses.</text:p>
            <text:p>CA1.c) S'han establit les diferències i similituds entre els entorns IT i OT.</text:p>
            <text:p>CA1.d) S'han identificat els departaments típics de les empreses que poden constituir entorns IT.</text:p>
            <text:p>CA1.e) S'han seleccionat les tecnologies típiques de la digitalització en planta i en negoci.</text:p>
            <text:p>CA1.f) S'ha analitzat la importància de la connexió entre entorns IT i OT.</text:p>
            <text:p>CA1.g) S'han analitzat els avantatges de digitalitzar una empresa industrial d'extrem a extrem.</text:p>
          </table:table-cell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RA2.</text:span> Caracteritza les tecnologies habilitadores digitals necessàries per a l'adequació/transformació  de les empreses a entorns digitals descrivint les seues característiques i aplicacions.</text:p>
          </table:table-cell>
          <table:table-cell table:style-name="ce98" office:value-type="string" calcext:value-type="string">
            <text:p>CA2.a) S'han identificat les principals tecnologies habilitadores digitals.</text:p>
            <text:p>CA2.b) S'han relacionat les THD amb el desenvolupament de productes i serveis.</text:p>
            <text:p>CA2.c) S'ha relacionat la importància de les THD amb l'economia sostenible i eficient.</text:p>
            <text:p>CA2.d) S'han identificat nous mercats generats per les THD.</text:p>
            <text:p>CA2.e) S'ha analitzat la implicació de THD tant en la part de negoci com en la part de planta.</text:p>
            <text:p>CA2.f) S'han identificat les millores produïdes a causa de la implantació de les tecnologies habilitadores en relació amb els entorns IT i OT.</text:p>
            <text:p>CA2.g) S'ha elaborat un informe que relacione, les tecnologies amb les seues característiques i àrees d'aplicació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RA3.</text:span> Identifica sistemes basats en cloud/núvol i la seua influència en el desenvolupament dels sistemes digitals.</text:p>
          </table:table-cell>
          <table:table-cell office:value-type="string" calcext:value-type="string">
            <text:p>CA3.a) S'han identificat els diferents nivells del cloud/núvol.</text:p>
            <text:p>CA3.b) S'han identificat les principals funcions del cloud/núvol (processament de dades, intercanvi d'informació, execució d'aplicacions, entre altres).</text:p>
            <text:p>CA3.c) S'ha descrit el concepte d’edge computing i la seua relació amb el cloud/núvol.</text:p>
            <text:p>CA3.d) S'han definit els conceptes de fog i mist i les seues zones d'aplicació  en el conjunt.</text:p>
            <text:p>CA3.e) S'han identificat els avantatges que proporciona la utilització del cloud/núvol en els sistemes connectats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RA4.</text:span> Identifica aplicacions de la IA (intel·ligència artificial) en entorns del sector on està emmarcat el títol descrivint les millores implícites en la seua implementació.</text:p>
          </table:table-cell>
          <table:table-cell office:value-type="string" calcext:value-type="string">
            <text:p>CA4.a) S'ha identificat la importància de la IA en l'automatització de processos i la seua optimització.</text:p>
            <text:p>CA4.b) S'ha relacionat la IA amb la recollida massiva de dades (Big data) i el seu tractament (anàlisi) amb la rendibilitat de les empreses.</text:p>
            <text:p>CA4.c) S'ha valorat la importància present i futura de la IA.</text:p>
            <text:p>CA4.d) S'han identificat els sectors amb implantació més rellevant d'IA.</text:p>
            <text:p>CA4.e) S'han identificat els llenguatges de programació en IA.</text:p>
            <text:p>CA4.f) S'ha descrit com influïx la IA en el sector del títol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RA5.</text:span> Avalua la importància de les dades, així com la seua protecció en una economia digital globalitzada, definint sistemes de seguretat i ciberseguretat tant a nivell d'equip/sistema,  com a globals.</text:p>
          </table:table-cell>
          <table:table-cell office:value-type="string" calcext:value-type="string">
            <text:p>CA5.a) S'ha establit la diferència entre dada i informació.</text:p>
            <text:p>CA5.b) S'ha descrit el cicle de vida de la dada.</text:p>
            <text:p>CA5.c) S'ha identificat la relació entre Big data, anàlisi de dades, machine/deep learning i intel·ligència artificial.</text:p>
            <text:p>CA5.d) S'han descrit les característiques que definixen Big data.</text:p>
            <text:p>CA5.e) S'han descrit les etapes típiques de la ciència de dades i la seua relació en el procés.</text:p>
            <text:p>CA5.f) S'han descrit els procediments de magatzematge de dades en el cloud/núvol.</text:p>
            <text:p>CA5.g) S'ha descrit la importància del cloud computing.</text:p>
            <text:p>CA5.h) S'han identificat els principals objectius de la ciència de dades en les diferents empreses.</text:p>
            <text:p>CA5.i) S'ha valorat la importància de la seguretat i la seua regulació en relació amb les dades.</text:p>
            <text:p>CA5.j) S'han definit tipus de mètodes d'autenticació segurs (contrasenyes, biomètrics, etc.)</text:p>
            <text:p>CA5.k) S'han procedimentat plans de restauració davant desastres (còpies de seguretat, desconnexió d'equips importants, etcètera)</text:p>
            <text:p>CA5.l) S'han identificat les amenaces més importants dins dels llocs de treball com phishing, ransomware, smishing, etcètera. </text:p>
            <text:p>CA5.m) S'han definit mesures de prevenció i protecció com a antivirus, firewalls, etcètera.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RA6.</text:span> Desenvolupa un projecte de transformació digital d'una empresa d'un sector relacionat amb el títol, tenint en compte els canvis que s'han de produir en funció dels objectius de l'empresa..</text:p>
          </table:table-cell>
          <table:table-cell office:value-type="string" calcext:value-type="string">
            <text:p>CA6.a) S'han identificat els objectius estratègics de l'empresa.</text:p>
            <text:p>CA6.b) S'han identificat i alineat les àrees de producció/negoci i de comunicacions.</text:p>
            <text:p>CA6.c) S'han identificat les àrees susceptibles de ser digitalitzades.</text:p>
            <text:p>CA6.d) S'ha analitzat l'encaix de'AD (àrees digitalitzades) entre si i amb les quals no ho estan.</text:p>
            <text:p>CA6.e) S'han tingut en compte les necessitats presents i futures de l'empresa.</text:p>
            <text:p>CA6.f) S'han relacionat cada una de les àrees amb la implantació de les tecnologies.</text:p>
            <text:p>CA6.g) S'han analitzat les possibles bretxes de seguretat en cada una de les àrees.</text:p>
            <text:p>CA6.h) S'ha definit el tractament de les dades i la seua anàlisi.</text:p>
            <text:p>CA6.i) S'ha tingut en compte la integració entre dades, aplicacions, plataformes que els suporten, entre altres.</text:p>
            <text:p>CA6.j) S'han documentat els canvis realitzats en funció de l'estratègia. </text:p>
            <text:p>CA6.k) S'han tingut en compte la idoneïtat dels recursos humans.</text:p>
          </table:table-cell>
        </table:table-row>
      </table:table>
      <table:table table:name="continguts" table:style-name="ta1">
        <table:table-column table:style-name="co18" table:default-cell-style-name="ce100"/>
        <table:table-column table:style-name="co19" table:default-cell-style-name="ce83"/>
        <table:table-row table:style-name="ro1">
          <table:table-cell table:style-name="ce95" office:value-type="string" calcext:value-type="string">
            <text:p>RA</text:p>
          </table:table-cell>
          <table:table-cell table:style-name="ce95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table:style-name="ce101" office:value-type="string" calcext:value-type="string">
            <text:p>C1: Digitalització en els sectors productius</text:p>
            <text:p>    C1.1. Digitalització i transformació digital.</text:p>
            <text:p><text:span text:style-name="T2">        Digitalització vs Transformació digital.</text:span></text:p>
            <text:p><text:span text:style-name="T2">        Pla de digitalització.</text:span></text:p>
            <text:p><text:span text:style-name="T2">        Aspectes clau de la transformació digital. </text:span></text:p>
            <text:p>    C1.2. Implantació de la tecnologia d'empresa.</text:p>
            <text:p><text:span text:style-name="T2">        Impacte en l'estructura organitzativa.</text:span></text:p>
            <text:p><text:span text:style-name="T2">        Transformació de processos i operacions.</text:span></text:p>
            <text:p><text:span text:style-name="T2">        Impacte en la cultura de l'organització.  </text:span></text:p>
            <text:p><text:span text:style-name="T2">        Relació amb els clients i el mercat.</text:span></text:p>
            <text:p><text:span text:style-name="T2">        Desafiaments i responsabilitats. </text:span></text:p>
            <text:p>    C1.3. Entorns IT i OT.  </text:p>
            <text:p><text:span text:style-name="T2">        Entorn IT.  </text:span></text:p>
            <text:p><text:span text:style-name="T2">        Entorn OT.</text:span></text:p>
            <text:p><text:span text:style-name="T2">        Convergència d’IT i OT. </text:span></text:p>
            <text:p>    C1.4. Tecnologies de digitalització en planta i en negoci.  </text:p>
            <text:p><text:span text:style-name="T2">        Digitalització en planta.</text:span></text:p>
            <text:p><text:span text:style-name="T2">        Digitalització en negoci. </text:span></text:p>
            <text:p>    C1.5. Transformació digital integral.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C2: Tecnologies habilitadores    </text:span></text:p>
            <text:p><text:span text:style-name="T1">    C2.1. Tecnologies habilitadores digitals (THD). </text:span></text:p>
            <text:p><text:span text:style-name="T1">    C2.2. Les THD en el desenvolupament de productes i serveis. </text:span></text:p>
            <text:p><text:span text:style-name="T1">    C2.3. Les THD i l'economia sostenible.</text:span></text:p>
            <text:p>        Tipus d'economia.</text:p>
            <text:p>        Models de negoci sostenibles.</text:p>
            <text:p>        Les THD en els models de negoci sostenibles.</text:p>
            <text:p><text:span text:style-name="T1">    C2.4. Mercats generats per les THD.</text:span></text:p>
            <text:p><text:span text:style-name="T1">    C2.5. THD emergents.</text:span></text:p>
          </table:table-cell>
        </table:table-row>
        <table:table-row table:style-name="ro9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 C3: Cloud i sistemes connectats   </text:span></text:p>
            <text:p><text:span text:style-name="T1">    C3.1. Computació en el núvol.</text:span></text:p>
            <text:p>        Antecedents.</text:p>
            <text:p>        Definició.</text:p>
            <text:p>        Models de núvol.</text:p>
            <text:p>        Serveis en el núvol.</text:p>
            <text:p>        Possibilitats del treball en el núvol.</text:p>
            <text:p><text:span text:style-name="T1">    C3.2. Solucions usant el model IaaS.</text:span></text:p>
            <text:p><text:span text:style-name="T1">    C3.3. Solucions usant el model PaaS. </text:span></text:p>
            <text:p><text:span text:style-name="T1">    C3.4. Solucions usant el model SaaS.</text:span></text:p>
            <text:p><text:span text:style-name="T1">    C3.5. </text:span><text:span text:style-name="T5">Edge computing</text:span><text:span text:style-name="T1">.</text:span></text:p>
            <text:p><text:span text:style-name="T1">    C3.6. </text:span><text:span text:style-name="T5">Fog computing</text:span><text:span text:style-name="T1"> i </text:span><text:span text:style-name="T5">Mist computing</text:span><text:span text:style-name="T1">.</text:span></text:p>
            <text:p>        <text:span text:style-name="T4">Fog computing</text:span>.</text:p>
            <text:p>        <text:span text:style-name="T4">Mist computing</text:span>.</text:p>
            <text:p><text:span text:style-name="T1">    C3.7. Elecció del model de computació en el núvol.</text:span></text:p>
            <text:p><text:span text:style-name="T1">    C3.8. Ús de núvol i la rendibilitat de l'empresa.</text:span></text:p>
          </table:table-cell>
        </table:table-row>
        <table:table-row table:style-name="ro10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C4: Aplicació de la Intel·ligència Artificial</text:span></text:p>
            <text:p><text:span text:style-name="T1">    C4.1. Intel·ligència Artificial (IA). </text:span></text:p>
            <text:p>        Antecedents.</text:p>
            <text:p>        Definició.    </text:p>
            <text:p>        Tipus d'IA.</text:p>
            <text:p><text:span text:style-name="T1">    C4.2. Com aprén una IA. </text:span></text:p>
            <text:p>        Aprenentatge automàtic (<text:span text:style-name="T4">machine learning</text:span>) .</text:p>
            <text:p>        Aprenentatge profund (<text:span text:style-name="T4">deep learning</text:span>).</text:p>
            <text:p><text:span text:style-name="T1">    C4.3. La IA i les dades. </text:span></text:p>
            <text:p><text:span text:style-name="T1">    C4.4. Relació de la IA amb els sectors productius.</text:span></text:p>
            <text:p>        Mineria de dades i la IA.</text:p>
            <text:p>        Procés de mineria de dades.</text:p>
            <text:p>        Tipus de mineria de dades.</text:p>
            <text:p><text:span text:style-name="T1">    C4.5. Contribució de la IA a les tecnologies habilitadores digitals (THD).</text:span></text:p>
          </table:table-cell>
        </table:table-row>
        <table:table-row table:style-name="ro11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C5: Anàlisi de dades </text:span></text:p>
            <text:p><text:span text:style-name="T1">    C5.1. Big data.</text:span></text:p>
            <text:p>        Antecedents.</text:p>
            <text:p>        Definició i característiques.</text:p>
            <text:p>        Dada vs informació.</text:p>
            <text:p><text:span text:style-name="T1">    C5.2. Cicle de vida de la dada.   </text:span></text:p>
            <text:p><text:span text:style-name="T1">    C5.3. Ciència de dades (</text:span><text:span text:style-name="T5">data science</text:span><text:span text:style-name="T1">). </text:span></text:p>
            <text:p><text:span text:style-name="T1">    C5.4. Anàlisi de dades (</text:span><text:span text:style-name="T5">data analytics</text:span><text:span text:style-name="T1">). </text:span></text:p>
            <text:p><text:span text:style-name="T1">    C5.5. Emmagatzematge de Big data. </text:span></text:p>
            <text:p><text:span text:style-name="T1">    C5.6. Aplicació de Big data en les empreses. </text:span></text:p>
            <text:p><text:span text:style-name="T1">    C5.7. Casos d'èxit. </text:span></text:p>
            <text:p/>
          </table:table-cell>
        </table:table-row>
        <table:table-row table:style-name="ro12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C6: Ciberseguretat</text:span></text:p>
            <text:p><text:span text:style-name="T1">    C6.1. Seguretat i privacitat de la informació.</text:span></text:p>
            <text:p>        La seguretat de la informació.</text:p>
            <text:p>        La privacitat de la informació.</text:p>
            <text:p>        Tractament de la informació.</text:p>
            <text:p>        Classificació de la informació.</text:p>
            <text:p>        Protecció de la informació.  </text:p>
            <text:p><text:span text:style-name="T1">    C6.2. Emmagatzematge de la informació.</text:span></text:p>
            <text:p>        Còpies de seguretat.</text:p>
            <text:p>        Esborrat segur de la informació.</text:p>
            <text:p><text:span text:style-name="T1">    C6.3. Principals amenaces.</text:span></text:p>
            <text:p>        <text:span text:style-name="T4">Phishing</text:span>.</text:p>
            <text:p>        <text:span text:style-name="T4">Malware</text:span>.</text:p>
            <text:p><text:span text:style-name="T1">    C6.4. Contrasenyes.</text:span></text:p>
            <text:p>        Bones pràctiques.</text:p>
            <text:p>        Autenticació multifactor.</text:p>
            <text:p><text:span text:style-name="T1">    C6.5. Protecció del lloc de treball.</text:span></text:p>
          </table:table-cell>
        </table:table-row>
        <table:table-row table:style-name="ro12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C7: Pla de transformació digital aplicat a una empresa del sector del cicle</text:span></text:p>
            <text:p><text:span text:style-name="T1">    C7.1. Introducció. </text:span></text:p>
            <text:p><text:span text:style-name="T1">    C7.2. Els objectius del projecte.  </text:span></text:p>
            <text:p><text:span text:style-name="T1">    C7.3. Metodologia OKR. </text:span></text:p>
            <text:p><text:span text:style-name="T1">    C7.4. El valor del negoci. </text:span></text:p>
            <text:p><text:span text:style-name="T1">    C7.5. Model canvas. </text:span></text:p>
            <text:p><text:span text:style-name="T1">    C7.6. Gestió de projectes. </text:span></text:p>
            <text:p>        Fases en la gestió de projectes. </text:p>
            <text:p>        Metodologies en la gestió de projectes.  </text:p>
            <text:p>        Metodologia <text:span text:style-name="T4">lean startup.</text:span></text:p>
            <text:p><text:span text:style-name="T4">        Agile</text:span>. </text:p>
            <text:p><text:span text:style-name="T1">    C7.7. Identificació d'obstacles. </text:span></text:p>
            <text:p>        Matriu de riscos. </text:p>
            <text:p><text:span text:style-name="T1">    C7.8. Assignació de responsabilitats. </text:span></text:p>
            <text:p>        Matriu RACI. </text:p>
            <text:p><text:span text:style-name="T1">    C7.9. Gestió del canvi. </text:span></text:p>
            <text:p><text:span text:style-name="T1">    C7.10. Mentoria.</text:span></text:p>
          </table:table-cell>
        </table:table-row>
      </table:table>
      <table:table table:name="sequenciacio_up_ra" table:style-name="ta1">
        <table:table-column table:style-name="co20" table:default-cell-style-name="ce104"/>
        <table:table-column table:style-name="co21" table:default-cell-style-name="ce104"/>
        <table:table-column table:style-name="co22" table:number-columns-repeated="6" table:default-cell-style-name="ce104"/>
        <table:table-column table:style-name="co3" table:number-columns-repeated="2" table:default-cell-style-name="ce104"/>
        <table:table-row table:style-name="ro1">
          <table:table-cell table:style-name="ce102" office:value-type="string" calcext:value-type="string">
            <text:p>UP</text:p>
          </table:table-cell>
          <table:table-cell table:style-name="ce102" office:value-type="string" calcext:value-type="string">
            <text:p>Títol</text:p>
          </table:table-cell>
          <table:table-cell table:style-name="ce102" office:value-type="string" calcext:value-type="string">
            <text:p>RA1</text:p>
          </table:table-cell>
          <table:table-cell table:style-name="ce102" office:value-type="string" calcext:value-type="string">
            <text:p>RA2</text:p>
          </table:table-cell>
          <table:table-cell table:style-name="ce102" office:value-type="string" calcext:value-type="string">
            <text:p>RA3</text:p>
          </table:table-cell>
          <table:table-cell table:style-name="ce102" office:value-type="string" calcext:value-type="string">
            <text:p>RA4</text:p>
          </table:table-cell>
          <table:table-cell table:style-name="ce102" office:value-type="string" calcext:value-type="string">
            <text:p>RA5</text:p>
          </table:table-cell>
          <table:table-cell table:style-name="ce102" office:value-type="string" calcext:value-type="string">
            <text:p>RA6</text:p>
          </table:table-cell>
          <table:table-cell table:style-name="ce102" office:value-type="string" calcext:value-type="string">
            <text:p>Pes</text:p>
          </table:table-cell>
          <table:table-cell table:style-name="ce102" office:value-type="string" calcext:value-type="string">
            <text:p>Hores</text:p>
          </table:table-cell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Digitalización en los sistemas productivos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4" calcext:value-type="float">
            <text:p>4</text:p>
          </table:table-cell>
        </table:table-row>
        <table:table-row table:style-name="ro1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Caracterización de la tecnologías habilitadoras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4" calcext:value-type="float">
            <text:p>4</text:p>
          </table:table-cell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Computación en la nube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5" calcext:value-type="float">
            <text:p>5</text:p>
          </table:table-cell>
        </table:table-row>
        <table:table-row table:style-name="ro1"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>
            <text:p>Inteligencia artificial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4" calcext:value-type="float">
            <text:p>4</text:p>
          </table:table-cell>
        </table:table-row>
        <table:table-row table:style-name="ro13"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Big Data</text:p>
          </table:table-cell>
          <table:table-cell table:style-name="ce103" table:number-columns-repeated="4"/>
          <table:table-cell table:style-name="ce105" office:value-type="string" calcext:value-type="string">
            <text:p>RA5.a)</text:p>
            <text:p>RA5.b) </text:p>
            <text:p>RA5.c)</text:p>
            <text:p>RA5.d) </text:p>
            <text:p>RA5.e) </text:p>
            <text:p>RA5.f) </text:p>
            <text:p>RA5.g)</text:p>
            <text:p>RA5.h)</text:p>
          </table:table-cell>
          <table:table-cell table:style-name="ce103"/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4" calcext:value-type="float">
            <text:p>4</text:p>
          </table:table-cell>
        </table:table-row>
        <table:table-row table:style-name="ro3"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Ciberseguridad</text:p>
          </table:table-cell>
          <table:table-cell table:style-name="ce103" table:number-columns-repeated="4"/>
          <table:table-cell table:style-name="ce103" office:value-type="string" calcext:value-type="string">
            <text:p>RA5.i) </text:p>
            <text:p>RA5.j)</text:p>
            <text:p>RA5.k)</text:p>
            <text:p>RA5.l) </text:p>
            <text:p>RA5.m)</text:p>
          </table:table-cell>
          <table:table-cell table:style-name="ce103"/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5" calcext:value-type="float">
            <text:p>5</text:p>
          </table:table-cell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Proyecto de transformación digital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6" calcext:value-type="float">
            <text:p>6</text:p>
          </table:table-cell>
        </table:table-row>
        <table:table-row table:style-name="ro1">
          <table:table-cell table:style-name="ce103"/>
          <table:table-cell table:style-name="ce103" office:value-type="string" calcext:value-type="string">
            <text:p>Pes dels RA/Totals</text:p>
          </table:table-cell>
          <table:table-cell table:number-columns-repeated="2" table:style-name="ce103" office:value-type="float" office:value="13" calcext:value-type="float">
            <text:p>13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32" calcext:value-type="float">
            <text:p>32</text:p>
          </table:table-cell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quenciacio_up_continguts" table:style-name="ta1">
        <table:table-column table:style-name="co20" table:default-cell-style-name="ce94"/>
        <table:table-column table:style-name="co21" table:default-cell-style-name="ce108"/>
        <table:table-column table:style-name="co28" table:number-columns-repeated="7" table:default-cell-style-name="ce104"/>
        <table:table-row table:style-name="ro1">
          <table:table-cell table:style-name="ce58" office:value-type="string" calcext:value-type="string">
            <text:p>UP</text:p>
          </table:table-cell>
          <table:table-cell table:style-name="ce102" office:value-type="string" calcext:value-type="string">
            <text:p>Títol</text:p>
          </table:table-cell>
          <table:table-cell table:style-name="ce102" office:value-type="string" calcext:value-type="string">
            <text:p>C1</text:p>
          </table:table-cell>
          <table:table-cell table:style-name="ce102" office:value-type="string" calcext:value-type="string">
            <text:p>C2</text:p>
          </table:table-cell>
          <table:table-cell table:style-name="ce102" office:value-type="string" calcext:value-type="string">
            <text:p>C3</text:p>
          </table:table-cell>
          <table:table-cell table:style-name="ce102" office:value-type="string" calcext:value-type="string">
            <text:p>C4</text:p>
          </table:table-cell>
          <table:table-cell table:style-name="ce102" office:value-type="string" calcext:value-type="string">
            <text:p>C5</text:p>
          </table:table-cell>
          <table:table-cell table:style-name="ce102" office:value-type="string" calcext:value-type="string">
            <text:p>C6</text:p>
          </table:table-cell>
          <table:table-cell table:style-name="ce102" office:value-type="string" calcext:value-type="string">
            <text:p>C7</text:p>
          </table:table-cell>
        </table:table-row>
        <table:table-row table:style-name="ro14">
          <table:table-cell table:style-name="ce107" office:value-type="float" office:value="1" calcext:value-type="float">
            <text:p>1</text:p>
          </table:table-cell>
          <table:table-cell table:style-name="ce103" office:value-type="string" calcext:value-type="string">
            <text:p>Digitalización en los sistemas productivos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6"/>
        </table:table-row>
        <table:table-row table:style-name="ro14">
          <table:table-cell table:style-name="ce107" office:value-type="float" office:value="2" calcext:value-type="float">
            <text:p>2</text:p>
          </table:table-cell>
          <table:table-cell table:style-name="ce103" office:value-type="string" calcext:value-type="string">
            <text:p>Caracterización de la tecnologías habilitadoras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5"/>
        </table:table-row>
        <table:table-row table:style-name="ro14">
          <table:table-cell table:style-name="ce107" office:value-type="float" office:value="3" calcext:value-type="float">
            <text:p>3</text:p>
          </table:table-cell>
          <table:table-cell table:style-name="ce103" office:value-type="string" calcext:value-type="string">
            <text:p>Computación en la nube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</table:table-row>
        <table:table-row table:style-name="ro14">
          <table:table-cell table:style-name="ce107" office:value-type="float" office:value="4" calcext:value-type="float">
            <text:p>4</text:p>
          </table:table-cell>
          <table:table-cell table:style-name="ce103" office:value-type="string" calcext:value-type="string">
            <text:p>Inteligencia artificial</text:p>
          </table:table-cell>
          <table:table-cell table:style-name="ce103" table:number-columns-repeated="3"/>
          <table:table-cell office:value-type="string" calcext:value-type="string">
            <text:p>x</text:p>
          </table:table-cell>
          <table:table-cell table:style-name="ce103" table:number-columns-repeated="3"/>
        </table:table-row>
        <table:table-row table:style-name="ro14">
          <table:table-cell table:style-name="ce107" office:value-type="float" office:value="5" calcext:value-type="float">
            <text:p>5</text:p>
          </table:table-cell>
          <table:table-cell table:style-name="ce103" office:value-type="string" calcext:value-type="string">
            <text:p>Big Data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</table:table-row>
        <table:table-row table:style-name="ro14">
          <table:table-cell table:style-name="ce107" office:value-type="float" office:value="6" calcext:value-type="float">
            <text:p>6</text:p>
          </table:table-cell>
          <table:table-cell table:style-name="ce103" office:value-type="string" calcext:value-type="string">
            <text:p>Ciberseguridad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</table:table-row>
        <table:table-row table:style-name="ro14">
          <table:table-cell table:style-name="ce107" office:value-type="float" office:value="7" calcext:value-type="float">
            <text:p>7</text:p>
          </table:table-cell>
          <table:table-cell table:style-name="ce103" office:value-type="string" calcext:value-type="string">
            <text:p>Proyecto de transformación digital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oralització" table:style-name="ta1">
        <table:table-column table:style-name="co24" table:default-cell-style-name="ce83"/>
        <table:table-column table:style-name="co21" table:default-cell-style-name="ce103"/>
        <table:table-column table:style-name="co25" table:default-cell-style-name="ce83"/>
        <table:table-row table:style-name="ro1">
          <table:table-cell table:style-name="ce95" office:value-type="string" calcext:value-type="string">
            <text:p>UP</text:p>
          </table:table-cell>
          <table:table-cell table:style-name="ce95" office:value-type="string" calcext:value-type="string">
            <text:p>Títol</text:p>
          </table:table-cell>
          <table:table-cell table:style-name="ce95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talización en los sistemas productiv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acterización de la tecnologías habilitador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utación en la nu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ligencia artific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7" office:value-type="string" calcext:value-type="string">
            <text:p>Big Da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bersegurid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yecto de transformación digital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6" table:default-cell-style-name="Default"/>
        <table:table-column table:style-name="co27" table:default-cell-style-name="ce117"/>
        <table:table-column table:style-name="co25" table:default-cell-style-name="ce117"/>
        <table:table-column table:style-name="co3" table:number-columns-repeated="1021" table:default-cell-style-name="Default"/>
        <table:table-row table:style-name="ro1">
          <table:table-cell table:style-name="ce95" office:value-type="string" calcext:value-type="string">
            <text:p>Resultat d’Aprenentatge</text:p>
          </table:table-cell>
          <table:table-cell table:style-name="ce113" office:value-type="string" calcext:value-type="string">
            <text:p>Pond. Parcial</text:p>
          </table:table-cell>
          <table:table-cell table:style-name="ce113" office:value-type="string" calcext:value-type="string">
            <text:p>Pond. Total</text:p>
          </table:table-cell>
          <table:table-cell table:number-columns-repeated="1021"/>
        </table:table-row>
        <table:table-row table:style-name="ro15">
          <table:table-cell table:style-name="ce109" office:value-type="string" calcext:value-type="string">
            <text:p>RA1. Analitza el concepte de digitalització i la seua repercussió en els sectors productius tenint en compte l'activitat de l'empresa i identificant entorns IT (Information Technology: tecnologia de la informació) i OT (Operation Technology: tecnologia d'operació) característics.</text:p>
          </table:table-cell>
          <table:table-cell table:style-name="ce114"/>
          <table:table-cell table:style-name="ce114" office:value-type="string" calcext:value-type="string">
            <text:p>13</text:p>
          </table:table-cell>
          <table:table-cell table:number-columns-repeated="1021"/>
        </table:table-row>
        <table:table-row table:style-name="ro14">
          <table:table-cell table:style-name="ce110" office:value-type="string" calcext:value-type="string">
            <text:p>RA1.a) S'ha descrit en què consistix el concepte de digitalització.</text:p>
          </table:table-cell>
          <table:table-cell table:style-name="ce115" office:value-type="float" office:value="1" calcext:value-type="float">
            <text:p>1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2" office:value-type="string" calcext:value-type="string">
            <text:p>RA1.b) S'ha relacionat la implantació de la tecnologia digital amb l'organització de les empreses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1.c) S'han establit les diferències i similituds entre els entorns IT i OT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1.d) S'han identificat els departaments típics de les empreses que poden constituir entorns IT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1.e) S'han seleccionat les tecnologies típiques de la digitalització en planta i en negoci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1.f) S'ha analitzat la importància de la connexió entre entorns IT i OT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1.g) S'han analitzat els avantatges de digitalitzar una empresa industrial d'extrem a extrem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5">
          <table:table-cell table:style-name="ce109" office:value-type="string" calcext:value-type="string">
            <text:p>RA2. Caracteritza les tecnologies habilitadores digitals necessàries per a l'adequació/transformació <text:s/>de les empreses a entorns digitals descrivint les seues característiques i aplicacions.</text:p>
          </table:table-cell>
          <table:table-cell table:style-name="ce115"/>
          <table:table-cell table:style-name="ce114" office:value-type="string" calcext:value-type="string">
            <text:p>13</text:p>
          </table:table-cell>
          <table:table-cell table:number-columns-repeated="1021"/>
        </table:table-row>
        <table:table-row table:style-name="ro14">
          <table:table-cell table:style-name="ce98" office:value-type="string" calcext:value-type="string">
            <text:p>RA2.a) S'han identificat les principals tecnologies habilitadores digitals.</text:p>
          </table:table-cell>
          <table:table-cell table:style-name="ce116" office:value-type="string" calcext:value-type="string">
            <text:p>2</text:p>
          </table:table-cell>
          <table:table-cell table:style-name="ce114"/>
          <table:table-cell table:number-columns-repeated="1021"/>
        </table:table-row>
        <table:table-row table:style-name="ro14">
          <table:table-cell table:style-name="ce83" office:value-type="string" calcext:value-type="string">
            <text:p>RA2.b) S'han relacionat les THD amb el desenvolupament de productes i serveis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2.c) S'ha relacionat la importància de les THD amb l'economia sostenible i eficient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2.d) S'han identificat nous mercats generats per les THD.</text:p>
          </table:table-cell>
          <table:table-cell table:style-name="ce115" office:value-type="float" office:value="1" calcext:value-type="float">
            <text:p>1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2.e) S'ha analitzat la implicació de THD tant en la part de negoci com en la part de planta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2.f) S'han identificat les millores produïdes a causa de la implantació de les tecnologies habilitadores en relació amb els entorns IT i OT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2.g) S'ha elaborat un informe que relacione, les tecnologies amb les seues característiques i àrees d'aplicació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5">
          <table:table-cell table:style-name="ce109" office:value-type="string" calcext:value-type="string">
            <text:p><text:span text:style-name="T1">RA3.</text:span> Identifica sistemes basats en cloud/núvol i la seua influència en el desenvolupament dels sistemes digitals.</text:p>
          </table:table-cell>
          <table:table-cell table:style-name="ce114"/>
          <table:table-cell table:style-name="ce114" office:value-type="string" calcext:value-type="string">
            <text:p>15</text:p>
          </table:table-cell>
          <table:table-cell table:number-columns-repeated="1021"/>
        </table:table-row>
        <table:table-row table:style-name="ro14">
          <table:table-cell table:style-name="ce99" office:value-type="string" calcext:value-type="string">
            <text:p>RA3.a) S'han identificat els diferents nivells del cloud/núvol.</text:p>
          </table:table-cell>
          <table:table-cell table:style-name="ce115" office:value-type="string" calcext:value-type="string">
            <text:p>3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3.b) S'han identificat les principals funcions del cloud/núvol (processament de dades, intercanvi d'informació, execució d'aplicacions, entre altres).</text:p>
          </table:table-cell>
          <table:table-cell table:style-name="ce115" office:value-type="string" calcext:value-type="string">
            <text:p>3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3.c) S'ha descrit el concepte d’edge computing i la seua relació amb el cloud/núvol.</text:p>
          </table:table-cell>
          <table:table-cell table:style-name="ce115" office:value-type="string" calcext:value-type="string">
            <text:p>3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3.d) S'han definit els conceptes de fog i mist i les seues zones d'aplicació <text:s/>en el conjunt.</text:p>
          </table:table-cell>
          <table:table-cell table:style-name="ce115" office:value-type="string" calcext:value-type="string">
            <text:p>3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3.e) S'han identificat els avantatges que proporciona la utilització del cloud/núvol en els sistemes connectats.</text:p>
          </table:table-cell>
          <table:table-cell table:style-name="ce115" office:value-type="string" calcext:value-type="string">
            <text:p>3</text:p>
          </table:table-cell>
          <table:table-cell table:style-name="ce115"/>
          <table:table-cell table:number-columns-repeated="1021"/>
        </table:table-row>
        <table:table-row table:style-name="ro15">
          <table:table-cell table:style-name="ce109" office:value-type="string" calcext:value-type="string">
            <text:p><text:span text:style-name="T1">RA4.</text:span> Identifica aplicacions de la IA (intel·ligència artificial) en entorns del sector on està emmarcat el títol descrivint les millores implícites en la seua implementació.</text:p>
          </table:table-cell>
          <table:table-cell table:style-name="ce114"/>
          <table:table-cell table:style-name="ce114" office:value-type="string" calcext:value-type="string">
            <text:p>13</text:p>
          </table:table-cell>
          <table:table-cell table:number-columns-repeated="1021"/>
        </table:table-row>
        <table:table-row table:style-name="ro14">
          <table:table-cell table:style-name="ce99" office:value-type="string" calcext:value-type="string">
            <text:p>RA4.a) S'ha identificat la importància de la IA en l'automatització de processos i la seua optimització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4.b) S'ha relacionat la IA amb la recollida massiva de dades (Big data) i el seu tractament (anàlisi) amb la rendibilitat de les empreses.</text:p>
          </table:table-cell>
          <table:table-cell table:style-name="ce115" office:value-type="string" calcext:value-type="string">
            <text:p>3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4.c) S'ha valorat la importància present i futura de la IA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4.d) S'han identificat els sectors amb implantació més rellevant d'IA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4.e) S'han identificat els llenguatges de programació en IA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4.f) S'ha descrit com influïx la IA en el sector del títol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5">
          <table:table-cell table:style-name="ce109" office:value-type="string" calcext:value-type="string">
            <text:p><text:span text:style-name="T1">RA5.</text:span> Avalua la importància de les dades, així com la seua protecció en una economia digital globalitzada, definint sistemes de seguretat i ciberseguretat tant a nivell d'equip/sistema,  com a globals.</text:p>
          </table:table-cell>
          <table:table-cell table:style-name="ce114"/>
          <table:table-cell table:style-name="ce114" office:value-type="string" calcext:value-type="string">
            <text:p>28</text:p>
          </table:table-cell>
          <table:table-cell table:style-name="ce108" table:number-columns-repeated="1021"/>
        </table:table-row>
        <table:table-row table:style-name="ro14">
          <table:table-cell table:style-name="ce111" office:value-type="string" calcext:value-type="string">
            <text:p>RA5.a) S'ha establit la diferència entre dada i informació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b) S'ha descrit el cicle de vida de la dada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c) S'ha identificat la relació entre Big data, anàlisi de dades, machine/deep learning i intel·ligència artificial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d) S'han descrit les característiques que definixen Big data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e) S'han descrit les etapes típiques de la ciència de dades i la seua relació en el procés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f) S'han descrit els procediments de magatzematge de dades en el cloud/núvol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g) S'ha descrit la importància del cloud computing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h) S'han identificat els principals objectius de la ciència de dades en les diferents empreses.</text:p>
          </table:table-cell>
          <table:table-cell table:style-name="ce115" office:value-type="string" calcext:value-type="string">
            <text:p>3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i) S'ha valorat la importància de la seguretat i la seua regulació en relació amb les dades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j) S'han definit tipus de mètodes d'autenticació segurs (contrasenyes, biomètrics, etc.)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k) S'han procedimentat plans de restauració davant desastres (còpies de seguretat, desconnexió d'equips importants, etcètera)</text:p>
          </table:table-cell>
          <table:table-cell table:style-name="ce115" office:value-type="string" calcext:value-type="string">
            <text:p>3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l) S'han identificat les amenaces més importants dins dels llocs de treball com phishing, ransomware, smishing, etcètera. 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4">
          <table:table-cell table:style-name="ce112" office:value-type="string" calcext:value-type="string">
            <text:p>RA5.m) S'han definit mesures de prevenció i protecció com a antivirus, firewalls, etcètera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style-name="ce118" table:number-columns-repeated="1021"/>
        </table:table-row>
        <table:table-row table:style-name="ro16">
          <table:table-cell table:style-name="ce109" office:value-type="string" calcext:value-type="string">
            <text:p><text:span text:style-name="T1">RA6.</text:span> Desenvolupa un projecte de transformació digital d'una empresa d'un sector relacionat amb el títol, tenint en compte els canvis que s'han de produir en funció dels objectius de l'empresa..</text:p>
          </table:table-cell>
          <table:table-cell table:style-name="ce115"/>
          <table:table-cell table:style-name="ce114" office:value-type="string" calcext:value-type="string">
            <text:p>18</text:p>
          </table:table-cell>
          <table:table-cell table:number-columns-repeated="1021"/>
        </table:table-row>
        <table:table-row table:style-name="ro14">
          <table:table-cell table:style-name="ce99" office:value-type="string" calcext:value-type="string">
            <text:p>RA6.a) S'han identificat els objectius estratègics de l'empresa.</text:p>
          </table:table-cell>
          <table:table-cell table:style-name="ce115" office:value-type="string" calcext:value-type="string">
            <text:p>1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b) S'han identificat i alineat les àrees de producció/negoci i de comunicacions.</text:p>
          </table:table-cell>
          <table:table-cell table:style-name="ce115" office:value-type="string" calcext:value-type="string">
            <text:p>1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c) S'han identificat les àrees susceptibles de ser digitalitzades.</text:p>
          </table:table-cell>
          <table:table-cell table:style-name="ce115" office:value-type="string" calcext:value-type="string">
            <text:p>1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d) S'ha analitzat l'encaix de'AD (àrees digitalitzades) entre si i amb les quals no ho estan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e) S'han tingut en compte les necessitats presents i futures de l'empresa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f) S'han relacionat cada una de les àrees amb la implantació de les tecnologies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g) S'han analitzat les possibles bretxes de seguretat en cada una de les àrees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h) S'ha definit el tractament de les dades i la seua anàlisi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i) S'ha tingut en compte la integració entre dades, aplicacions, plataformes que els suporten, entre altres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j) S'han documentat els canvis realitzats en funció de l'estratègia. </text:p>
          </table:table-cell>
          <table:table-cell table:style-name="ce115" office:value-type="string" calcext:value-type="string">
            <text:p>1</text:p>
          </table:table-cell>
          <table:table-cell table:style-name="ce115"/>
          <table:table-cell table:number-columns-repeated="1021"/>
        </table:table-row>
        <table:table-row table:style-name="ro14">
          <table:table-cell table:style-name="ce83" office:value-type="string" calcext:value-type="string">
            <text:p>RA6.k) S'han tingut en compte la idoneïtat dels recursos humans.</text:p>
          </table:table-cell>
          <table:table-cell table:style-name="ce115" office:value-type="string" calcext:value-type="string">
            <text:p>2</text:p>
          </table:table-cell>
          <table:table-cell table:style-name="ce115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05P0" style:volatile="true">
      <number:number number:decimal-places="0" number:min-decimal-places="0" number:min-integer-digits="1" number:grouping="true"/>
      <number:text>   </number:text>
    </number:number-style>
    <number:number-style style:name="N10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5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12">
      <number:day number:style="long"/>
      <number:text>-</number:text>
      <number:month number:textual="true"/>
    </number:date-style>
    <number:date-style style:name="N142">
      <number:day number:style="long"/>
      <number:text>-</number:text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6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7T13:03:45.871641443</dc:date>
    <meta:editing-duration>P2DT7H36M8S</meta:editing-duration>
    <meta:editing-cycles>96</meta:editing-cycles>
    <meta:generator>LibreOffice/7.3.7.2$Linux_X86_64 LibreOffice_project/30$Build-2</meta:generator>
    <meta:document-statistic meta:table-count="10" meta:cell-count="399" meta:object-count="0"/>
  </office:meta>
</office:document-meta>
</file>